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1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  <style:text-properties style:use-window-font-color="true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Fundamentos de Macro e Micro</text:p>
          </table:table-cell>
          <table:table-cell office:value-type="float" office:value="24" calcext:value-type="float">
            <text:p>24</text:p>
          </table:table-cell>
          <table:table-cell table:formula="of:=[.C2]/5" office:value-type="float" office:value="4.8" calcext:value-type="float">
            <text:p>4,8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tualidades</text:p>
          </table:table-cell>
          <table:table-cell office:value-type="float" office:value="2" calcext:value-type="float">
            <text:p>2</text:p>
          </table:table-cell>
          <table:table-cell table:formula="of:=[.C3]/5" office:value-type="float" office:value="0.4" calcext:value-type="float">
            <text:p>0,4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ova Discursiva</text:p>
          </table:table-cell>
          <table:table-cell office:value-type="float" office:value="3" calcext:value-type="float">
            <text:p>3</text:p>
          </table:table-cell>
          <table:table-cell table:formula="of:=[.C4]/5" office:value-type="float" office:value="0.6" calcext:value-type="float">
            <text:p>0,6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iência de Dados</text:p>
          </table:table-cell>
          <table:table-cell office:value-type="float" office:value="29" calcext:value-type="float">
            <text:p>29</text:p>
          </table:table-cell>
          <table:table-cell table:formula="of:=[.C5]/5" office:value-type="float" office:value="5.8" calcext:value-type="float">
            <text:p>5,8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íngua Portuguesa</text:p>
          </table:table-cell>
          <table:table-cell office:value-type="float" office:value="6" calcext:value-type="float">
            <text:p>6</text:p>
          </table:table-cell>
          <table:table-cell table:formula="of:=[.C6]/5" office:value-type="float" office:value="1.2" calcext:value-type="float">
            <text:p>1,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oções de Lógica e Estatística</text:p>
          </table:table-cell>
          <table:table-cell office:value-type="float" office:value="8" calcext:value-type="float">
            <text:p>8</text:p>
          </table:table-cell>
          <table:table-cell table:formula="of:=[.C7]/5" office:value-type="float" office:value="1.6" calcext:value-type="float">
            <text:p>1,6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reito Administrativo</text:p>
          </table:table-cell>
          <table:table-cell office:value-type="float" office:value="4" calcext:value-type="float">
            <text:p>4</text:p>
          </table:table-cell>
          <table:table-cell table:formula="of:=[.C8]/5" office:value-type="float" office:value="0.8" calcext:value-type="float">
            <text:p>0,8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gurança da Informação</text:p>
          </table:table-cell>
          <table:table-cell office:value-type="float" office:value="4" calcext:value-type="float">
            <text:p>4</text:p>
          </table:table-cell>
          <table:table-cell table:formula="of:=[.C9]/5" office:value-type="float" office:value="0.8" calcext:value-type="float">
            <text:p>0,8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genharia de Software</text:p>
          </table:table-cell>
          <table:table-cell office:value-type="float" office:value="8" calcext:value-type="float">
            <text:p>8</text:p>
          </table:table-cell>
          <table:table-cell table:formula="of:=[.C10]/5" office:value-type="float" office:value="1.6" calcext:value-type="float">
            <text:p>1,6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fraestrutura em TI</text:p>
          </table:table-cell>
          <table:table-cell office:value-type="float" office:value="4" calcext:value-type="float">
            <text:p>4</text:p>
          </table:table-cell>
          <table:table-cell table:formula="of:=[.C11]/5" office:value-type="float" office:value="0.8" calcext:value-type="float">
            <text:p>0,8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ncos de Dados</text:p>
          </table:table-cell>
          <table:table-cell office:value-type="float" office:value="6" calcext:value-type="float">
            <text:p>6</text:p>
          </table:table-cell>
          <table:table-cell table:formula="of:=[.C12]/5" office:value-type="float" office:value="1.2" calcext:value-type="float">
            <text:p>1,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estão em TI</text:p>
          </table:table-cell>
          <table:table-cell office:value-type="float" office:value="3" calcext:value-type="float">
            <text:p>3</text:p>
          </table:table-cell>
          <table:table-cell table:formula="of:=[.C13]/5" office:value-type="float" office:value="0.6" calcext:value-type="float">
            <text:p>0,6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1" table:number-columns-repeated="9"/>
        </table:table-row>
        <table:table-row table:style-name="ro1">
          <table:table-cell/>
          <table:table-cell table:style-name="ce2" office:value-type="string" calcext:value-type="string">
            <text:p>Ciclo 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undamentos de Macro e Micro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tualidades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ova Discursiva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iência de Dados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íngua Portugues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ções de Lógica e Estatístic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ireito Administrativo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gurança da Informação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ngenharia de Software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fraestrutura em TI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ancos de Dados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stão em TI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Ciclo 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undamentos de Macro e Micro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tualidade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ova Discursiva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iência de Dados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íngua Portuguesa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ções de Lógica e Estatística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ireito Administrativo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gurança da Informação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ngenharia de Software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fraestrutura em TI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ancos de Dado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stão em TI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Ciclo 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undamentos de Macro e Micro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tualidades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ova Discursiva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iência de Dados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íngua Portuguesa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ções de Lógica e Estatístic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ireito Administrativo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gurança da Informação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ngenharia de Softwar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fraestrutura em TI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ancos de Dado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stão em TI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Ciclo 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undamentos de Macro e Micro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tualidade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ova Discursiva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iência de Dados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íngua Portuguesa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ções de Lógica e Estatística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ireito Administrativo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gurança da Informação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ngenharia de Softwar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fraestrutura em TI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ancos de Dado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stão em TI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Ciclo 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undamentos de Macro e Micro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tualidades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ova Discursiva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iência de Dados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íngua Portuguesa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ções de Lógica e Estatístic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ireito Administrativo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gurança da Informação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ngenharia de Software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fraestrutura em TI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ancos de Dado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stão em TI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3T22:01:37.699056191</meta:creation-date>
    <dc:date>2024-05-03T22:14:36.743987415</dc:date>
    <meta:editing-duration>PT1M48S</meta:editing-duration>
    <meta:editing-cycles>1</meta:editing-cycles>
    <meta:generator>LibreOffice/7.3.7.2$Linux_X86_64 LibreOffice_project/30$Build-2</meta:generator>
    <meta:document-statistic meta:table-count="1" meta:cell-count="173" meta:object-count="0"/>
  </office:meta>
</office:document-meta>
</file>